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pt" style:font-size-asian="14pt" style:font-size-complex="14pt"/>
    </style:style>
    <style:style style:name="P3" style:family="paragraph" style:parent-style-name="Text_20_body">
      <style:paragraph-properties fo:margin-top="0in" fo:margin-bottom="0in" fo:background-color="transparent">
        <style:background-image/>
      </style:paragraph-properties>
    </style:style>
    <style:style style:name="P4" style:family="paragraph" style:parent-style-name="Text_20_body">
      <style:paragraph-properties fo:margin-top="0in" fo:margin-bottom="0in" fo:background-color="transparent">
        <style:background-image/>
      </style:paragraph-properties>
      <style:text-properties fo:color="#0e101a" fo:background-color="transparent"/>
    </style:style>
    <style:style style:name="P5" style:family="paragraph" style:parent-style-name="Text_20_body" style:list-style-name="L1">
      <style:paragraph-properties fo:margin-top="0in" fo:margin-bottom="0in" fo:background-color="transparent">
        <style:background-image/>
      </style:paragraph-properties>
      <style:text-properties fo:color="#0e101a" fo:background-color="transparent"/>
    </style:style>
    <style:style style:name="P6" style:family="paragraph" style:parent-style-name="Text_20_body" style:list-style-name="L2">
      <style:paragraph-properties fo:margin-top="0in" fo:margin-bottom="0in" fo:background-color="transparent">
        <style:background-image/>
      </style:paragraph-properties>
      <style:text-properties fo:color="#0e101a" fo:background-color="transparent"/>
    </style:style>
    <style:style style:name="P7" style:family="paragraph" style:parent-style-name="Text_20_body">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8" style:family="paragraph" style:parent-style-name="Text_20_body" style:list-style-name="L3">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9" style:family="paragraph" style:parent-style-name="Text_20_body" style:list-style-name="L4">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10" style:family="paragraph" style:parent-style-name="Text_20_body" style:list-style-name="L5">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11" style:family="paragraph" style:parent-style-name="Text_20_body" style:list-style-name="L5">
      <style:paragraph-properties fo:margin-top="0in" fo:margin-bottom="0in" fo:background-color="transparent">
        <style:background-image/>
      </style:paragraph-properties>
    </style:style>
    <style:style style:name="P12" style:family="paragraph" style:parent-style-name="Text_20_body">
      <style:paragraph-properties fo:margin-top="0in" fo:margin-bottom="0in" fo:background-color="transparent">
        <style:background-image/>
      </style:paragraph-properties>
      <style:text-properties fo:font-size="14pt" style:font-size-asian="14pt" style:font-size-complex="14pt"/>
    </style:style>
    <style:style style:name="T1" style:family="text">
      <style:text-properties fo:color="#0e101a" fo:background-color="transparent"/>
    </style:style>
    <style:style style:name="T2" style:family="text">
      <style:text-properties fo:color="#0e101a" fo:font-size="14pt" fo:background-color="transparent" style:font-size-asian="14pt" style:font-size-complex="14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rature and Introduction</text:p>
      <text:p text:style-name="Standard"><text:tab/><text:span text:style-name="T2">We currently live through very turbulent times, but the analytics warn us that in the near future things are to become even worse. Many countries will face very serious problems with food supplies. Economists predict that the increase in costs of food, fertilizers, and fuel will hit very hard. World Bank reports that the Agricultural Price Index in June of 2022 is 40% higher than it was in 2021 [1]. Even developed countries experience rising food prices and supply shortages [2], and when we pair this information with the global recession forecast [3], it becomes obvious, that the terms 'economy', 'rationing', and 'consumption optimization' will be very relevant in coming years. And, because food is the thing that everyone requires for the life - we decided to create the meal planning application.</text:span></text:p>
      <text:p text:style-name="P7">Now, as we settled on the choice of the application, we start with the research. This research will help us to understand how people choose their meals, which are the popular factors that they take into consideration when planning the meal, and what can we offer to make our application stand out among others while satisfying the needs of the potential users. Answering these questions will help us better understand the demands, specify key ideas and evade possible errors, learning from the experience.</text:p>
      <text:p text:style-name="P7"><text:tab/>Let us start by identifying what meal preparation is. Meal preparation is the process of planning and preparing meals ahead of time with a certain idea in mind [4]. Nowadays meal preparation is mostly associated with a healthy lifestyle. Athletes and fitness enthusiasts have certain goals (like building muscle mass or losing weight), and because of it, they can't eat just anything. These people plan their diet around the micronutrients of the food like high protein, low fat, etc. People with certain health conditions are another group that plans and prepare their food beforehand. For them, the main factor is the presence (or lack of it) of a certain ingredient (or several). For example lactose intolerant people look out for dairy products, people with diabetes must restrain from eating sugar, etc. Some people cook dishes just to eat healthily and reduce the quantity of processed food they consume. And another group - because they like to cook and eat something that can't be bought in the store or restaurant. But another benefit of meal preparation is the economy of the money. Some data shows that preparing meals can save you up to 300% of the money you spend on restaurants or processed food [5]. Buying ingredients and cooking a meal can provide you with several servings at fraction of the cost of the same food from the restaurant. In a normal situation, this reason wasn't that important for people with at least moderate income. As some studies show: the main reason for the people for the most part is convenience [6]. That's why meal preparation is mostly recognized as a healthy eating trend. But in the wake of the aforementioned economical and agricultural troubles, the "economy" benefit will become more important than ever.</text:p>
      <text:p text:style-name="P7"><text:tab/>Based on this information, we identified the 3 main requirements for any good meal preparation application:</text:p>
      <text:list xml:id="list1480181972002404471" text:style-name="L3">
        <text:list-item>
          <text:p text:style-name="P8">It should help to eat healthily;</text:p>
        </text:list-item>
        <text:list-item>
          <text:p text:style-name="P8">It should help to save money;</text:p>
        </text:list-item>
        <text:list-item>
          <text:p text:style-name="P8"><text:soft-page-break/>It should satisfy the wide range of possible food preferences and help achieve goals associated with eating.</text:p>
        </text:list-item>
      </text:list>
      <text:p text:style-name="P7"><text:tab/>Now, as we identified the process a little bit better, we pose a new question: "How do we plan a meal? What steps does this process involve?". The answer will allow us to better understand the functionality required for our software project.</text:p>
      <text:p text:style-name="P7"><text:tab/>The process of meal prep starts from the list of recipes that satisfy the requirements of the user. As I said before, everyone has their reasons behind the choice of the recipes. So to make our meal prep app successful we need to have a database of recipes to choose from, and some mechanism to help narrow down our selection. After recipes were selected the actual planning takes place - the user chooses what recipes he wants to prepare on what days. The minimal range is a single meal, while the max range is not limited - it can be a week, a month, or even several. When the plan is finished we move to the ingredients required for the cooking. The final step is the cooking itself [7].</text:p>
      <text:p text:style-name="P7"><text:tab/>To fulfill this requirement we need a database of recipes and some kind of filter system that will allow us to narrow down the list of recipes based on preferences. Each recipe consists of several ingredients (user must be able to filter ingredients), contains information about the meal (filter by macronutrients like protein, fat, carbs, and calories), and holds step-by-step instructions about the meal preparation process. But to make use of the "money savings" factor we also need to add the ability to calculate the cost of each recipe. This is the basic functionality, but to better understand the field of study we need to analyze more information that covers different aspects of the cooking applications.</text:p>
      <text:p text:style-name="P7"><text:tab/>There are a lot of interesting research papers that cover this domain, but let we will highlight the most interesting and comprehensive ones.</text:p>
      <text:list xml:id="list1038196877571666368" text:style-name="L4">
        <text:list-item>
          <text:p text:style-name="P9">"Cooking Matters Mobile Application: a meal planning and preparation tool for low-income parents" [8] - this paper study the perspective of using coking apps for meal preparation in low-income families. These papers help to get a better insight into the challenges of people who are forced to plan their meals due to financial problems. Also, it measures and analyzes the benefits of using meal prepping apps to overcome this hardship.</text:p>
        </text:list-item>
        <text:list-item>
          <text:p text:style-name="P9">Recipe App Case Study by Velichko Botev [9] - surveys people's habits when it comes to meal preparation. There is also an interesting analysis of the popular meal-prep software along with the pros and cons. Also, it provides a very good insight into the content strategy and functionality of this type of application.</text:p>
        </text:list-item>
        <text:list-item>
          <text:p text:style-name="P9">Case study: An educational cooking app by Matt Lillis [10] - explores the food preparation habits and different features of cooking applications. He also covers functionality, design, and UI decisions concerning customer needs.</text:p>
        </text:list-item>
        <text:list-item>
          <text:p text:style-name="P9">Applying Creativity Research to Cooking [11] - analyze the process of cooking from an unusual angle. It examines the aesthetic and creative aspects in comparison to the standard functional one. This paper can help add some edge in terms of recipes that can make our application stand out from the others.</text:p>
        </text:list-item>
        <text:list-item>
          <text:p text:style-name="P9"><text:soft-page-break/>Usability Study of Kitchen app with Multimodal Interaction Among Beginner &amp; Intermediate Cookers [12] - Another interesting study that analyses, among other more common topics the "usability" aspect and the effect of innovative tools on food preparation.</text:p>
        </text:list-item>
      </text:list>
      <text:p text:style-name="P12"/>
      <text:p text:style-name="P12"/>
      <text:p text:style-name="P12"><text:tab/>SOURCES:</text:p>
      <text:list xml:id="list3925915571752037639" text:style-name="L5">
        <text:list-item>
          <text:p text:style-name="P10">https://www.worldbank.org/en/topic/agriculture/brief/food-security-update</text:p>
        </text:list-item>
        <text:list-item>
          <text:p text:style-name="P10">https://tradingeconomics.com/european-union/food-inflation</text:p>
        </text:list-item>
        <text:list-item>
          <text:p text:style-name="P10">https://www.weforum.org/agenda/2022/05/davos-2022-global-economic-outlook-is-a-recession-inevitable/</text:p>
        </text:list-item>
        <text:list-item>
          <text:p text:style-name="P10">https://www.healthline.com/nutrition/how-to-meal-prep#:~:text=Meal%20prepping%20is%20the%20concept,you%20reach%20your%20nutrition%20goals.</text:p>
        </text:list-item>
        <text:list-item>
          <text:p text:style-name="P10">https://www.fundingcircle.com/us/resources/price-restaurant-menu/</text:p>
        </text:list-item>
        <text:list-item>
          <text:p text:style-name="P10">Candel M. Consumers' convenience orientation towards meal preparation: conceptualization and measurement. Appetite. 2001 Feb;36(1):15-28. doi: 10.1006/appe.2000.0364. PMID: 11161342.</text:p>
        </text:list-item>
        <text:list-item>
          <text:p text:style-name="P10">https://www.hsph.harvard.edu/nutritionsource/meal-prep/</text:p>
        </text:list-item>
        <text:list-item>
          <text:p text:style-name="P11"><text:span text:style-name="T2">Garvin, T., Chiappone, A., Boyd, L., Stern, K., Panichelli, J., Edwards Hall, L., &amp; Yaroch, A. (2019). Cooking Matters Mobile Application: A meal planning and preparation tool for low-income parents.</text:span><text:span text:style-name="Emphasis"><text:span text:style-name="T2">Public Health Nutrition,22</text:span></text:span><text:span text:style-name="T2">(12), 2220-2227. doi:10.1017/S1368980019001101</text:span></text:p>
        </text:list-item>
        <text:list-item>
          <text:p text:style-name="P10">https://medium.com/@velichko.botev/recipe-app-case-study-986af9c28207</text:p>
        </text:list-item>
        <text:list-item>
          <text:p text:style-name="P10">https://uxmag.com/articles/case-study-an-educational-cooking-app</text:p>
        </text:list-item>
        <text:list-item>
          <text:p text:style-name="P10">Beghetto, Ronald &amp; Kaufman, James &amp; Hatcher, Ryan. (2015). Applying Creativity Research to Cooking. The Journal of Creative Behavior. 50. n/a-n/a. 10.1002/jocb.124.</text:p>
        </text:list-item>
        <text:list-item>
          <text:p text:style-name="P10">Ismail, Nor Azman &amp; Jaafar, Nor &amp; Ghazali, Masitah &amp; Ab Majid, Nurul Aiman &amp; Zamri, Nur &amp; Gunasegaran, Yohgamalar. (2017). Usability study of kitchen app with multimodal interaction among beginner &amp; intermediate cookers. 1-4. 10.1109/ICT-ISPC.2017.8075313.</text:p>
        </text:list-item>
      </text:list>
      <text:p text:style-name="P2"><text:span text:style-name="T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17T17:08:37.01</meta:creation-date>
    <dc:date>2022-06-18T11:48:28.23</dc:date>
    <meta:editing-duration>PT17H59M57S</meta:editing-duration>
    <meta:editing-cycles>3</meta:editing-cycles>
    <meta:generator>OpenOffice/4.1.12$Win32 OpenOffice.org_project/4112m1$Build-9809</meta:generator>
    <meta:document-statistic meta:table-count="0" meta:image-count="0" meta:object-count="0" meta:page-count="3" meta:paragraph-count="30" meta:word-count="1249" meta:character-count="8241"/>
  </office:meta>
</office:document-meta>
</file>